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37800000131D625C29A.svm" manifest:media-type=""/>
  <manifest:file-entry manifest:full-path="Pictures/20000001000003490000012DBC312466.svm" manifest:media-type=""/>
  <manifest:file-entry manifest:full-path="Pictures/200000010000017D000000D4CB37E4F5.svm" manifest:media-type=""/>
  <manifest:file-entry manifest:full-path="Pictures/200000010000014F00000124CDD19E6C.svm" manifest:media-type=""/>
  <manifest:file-entry manifest:full-path="Pictures/200000DF00004F1D00003B567642FC9B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-V_{B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-I_{B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01cm" svg:height="3.301cm" svg:x="2.239cm" svg:y="0.246cm">
          <draw:image xlink:href="Pictures/200000DF00004F1D00003B567642FC9B.wmf" xlink:type="simple" xlink:show="embed" xlink:actuate="onLoad">
            <text:p/>
          </draw:image>
        </draw:frame>
        <draw:line draw:style-name="gr2" draw:text-style-name="P1" xml:id="id2" draw:id="id2" draw:layer="layout" svg:x1="3.534cm" svg:y1="1.816cm" svg:x2="3.534cm" svg:y2="2.945cm">
          <text:p/>
        </draw:line>
        <draw:line draw:style-name="gr2" draw:text-style-name="P1" xml:id="id4" draw:id="id4" draw:layer="layout" svg:x1="3.443cm" svg:y1="1.933cm" svg:x2="5.076cm" svg:y2="1.933cm">
          <text:p/>
        </draw:line>
        <draw:connector draw:style-name="gr3" draw:text-style-name="P1" draw:layer="layout" draw:type="curve" svg:x1="2.913cm" svg:y1="0.91cm" svg:x2="3.534cm" svg:y2="1.816cm" draw:start-shape="id1" draw:start-glue-point="1" draw:end-shape="id2" draw:end-glue-point="0" svg:d="M2913 910c414 0 621 302 621 906" svg:viewBox="0 0 622 907">
          <text:p/>
        </draw:connector>
        <draw:connector draw:style-name="gr3" draw:text-style-name="P1" draw:layer="layout" draw:type="curve" svg:x1="6.358cm" svg:y1="2.538cm" svg:x2="5.076cm" svg:y2="1.933cm" draw:start-shape="id3" draw:start-glue-point="0" draw:end-shape="id4" draw:end-glue-point="1" svg:d="M6358 2538c0-404-427-605-1282-605" svg:viewBox="0 0 1283 606">
          <text:p/>
        </draw:connector>
        <draw:line draw:style-name="gr3" draw:text-style-name="P1" draw:layer="layout" svg:x1="6.144cm" svg:y1="1.11cm" svg:x2="5.072cm" svg:y2="1.11cm">
          <text:p/>
        </draw:line>
        <draw:line draw:style-name="gr4" draw:text-style-name="P1" draw:layer="layout" svg:x1="3.536cm" svg:y1="2.562cm" svg:x2="5.085cm" svg:y2="2.562cm">
          <text:p/>
        </draw:line>
        <draw:line draw:style-name="gr3" draw:text-style-name="P1" draw:layer="layout" svg:x1="2.723cm" svg:y1="2.678cm" svg:x2="3.549cm" svg:y2="2.678cm">
          <text:p/>
        </draw:line>
        <draw:frame draw:style-name="gr5" draw:text-style-name="P3" draw:layer="layout" svg:width="1.543cm" svg:height="0.848cm" svg:x="5.898cm" svg:y="0.633cm">
          <draw:text-box>
            <text:p text:style-name="P2"><text:span text:style-name="T1">سیدھا مائل</text:span></text:p>
          </draw:text-box>
        </draw:frame>
        <draw:frame draw:style-name="gr5" draw:text-style-name="P3" draw:layer="layout" svg:width="1.251cm" svg:height="0.848cm" svg:x="3.652cm" svg:y="2.487cm">
          <draw:text-box>
            <text:p text:style-name="P2"><text:span text:style-name="T1">الٹا مائل</text:span></text:p>
          </draw:text-box>
        </draw:frame>
        <draw:frame draw:style-name="gr5" draw:text-style-name="P3" draw:layer="layout" svg:width="1.268cm" svg:height="0.848cm" svg:x="1.516cm" svg:y="2.194cm">
          <draw:text-box>
            <text:p text:style-name="P2"><text:span text:style-name="T1">بے قابو</text:span></text:p>
          </draw:text-box>
        </draw:frame>
        <draw:frame draw:style-name="gr6" draw:text-style-name="P1" draw:layer="layout" svg:width="0.401cm" svg:height="0.349cm" svg:x="4.596cm" svg:y="0.322cm">
          <draw:image xlink:href="Pictures/200000010000014F00000124CDD19E6C.svm" xlink:type="simple" xlink:show="embed" xlink:actuate="onLoad">
            <text:p/>
          </draw:image>
        </draw:frame>
        <draw:frame draw:style-name="gr7" draw:text-style-name="P1" draw:layer="layout" svg:width="0.456cm" svg:height="0.253cm" svg:x="6.271cm" svg:y="1.674cm">
          <draw:image xlink:href="Pictures/200000010000017D000000D4CB37E4F5.svm" xlink:type="simple" xlink:show="embed" xlink:actuate="onLoad">
            <text:p/>
          </draw:image>
        </draw:frame>
        <draw:frame draw:style-name="gr8" draw:text-style-name="P1" xml:id="id1" draw:id="id1" draw:layer="layout" svg:width="1.064cm" svg:height="0.365cm" svg:x="1.849cm" svg:y="0.728cm">
          <draw:image xlink:href="Pictures/200000010000037800000131D625C29A.svm" xlink:type="simple" xlink:show="embed" xlink:actuate="onLoad">
            <text:p/>
          </draw:image>
        </draw:frame>
        <draw:frame draw:style-name="gr9" draw:text-style-name="P1" xml:id="id3" draw:id="id3" draw:layer="layout" svg:width="1.008cm" svg:height="0.36cm" svg:x="5.854cm" svg:y="2.538cm">
          <draw:image xlink:href="Pictures/20000001000003490000012DBC312466.svm" xlink:type="simple" xlink:show="embed" xlink:actuate="onLoad">
            <text:p/>
          </draw:image>
        </draw:frame>
        <draw:line draw:style-name="gr10" draw:text-style-name="P1" draw:layer="layout" svg:x1="7.873cm" svg:y1="1.11cm" svg:x2="8.469cm" svg:y2="1.11cm">
          <text:p/>
        </draw:line>
        <draw:line draw:style-name="gr10" draw:text-style-name="P1" draw:layer="layout" svg:x1="1.396cm" svg:y1="2.678cm" svg:x2="0.57cm" svg:y2="2.6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8:45:17.892428824</dc:date>
    <meta:editing-duration>PT2M58S</meta:editing-duration>
    <meta:editing-cycles>2</meta:editing-cycles>
    <meta:generator>LibreOffice/4.2.8.2$Linux_x86 LibreOffice_project/420m0$Build-2</meta:generator>
    <meta:document-statistic meta:object-count="17"/>
  </office:meta>
</office:document-meta>
</file>